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2.036cm" fo:min-width="6.8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62cm" fo:min-width="0.77cm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width="0.102cm" svg:stroke-color="#000000" draw:marker-start-width="0.356cm" draw:marker-end-width="0.356cm" draw:fill="solid" draw:fill-color="#729fcf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auto-grow-height="true" draw:auto-grow-width="false" fo:max-height="0cm" fo:min-height="0.589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62cm" fo:min-width="0.769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0.158cm" fo:min-width="0.44cm"/>
    </style:style>
    <style:style style:name="gr12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3.024cm"/>
    </style:style>
    <style:style style:name="gr13" style:family="graphic" style:parent-style-name="standard">
      <style:graphic-properties draw:stroke="none" draw:fill="solid" draw:fill-color="#d55e00" draw:gradient-step-count="0" draw:textarea-horizontal-align="justify" draw:textarea-vertical-align="middle" draw:auto-grow-height="false" fo:min-height="0.15cm" fo:min-width="5.784cm"/>
    </style:style>
    <style:style style:name="gr14" style:family="graphic" style:parent-style-name="standard">
      <style:graphic-properties draw:stroke="none" draw:fill="gradient" draw:fill-gradient-name="Gradient_20_2" draw:gradient-step-count="64" draw:textarea-horizontal-align="justify" draw:textarea-vertical-align="middle" draw:auto-grow-height="false" fo:min-height="0.146cm" fo:min-width="0.44cm"/>
    </style:style>
    <style:style style:name="gr15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3.31cm"/>
    </style:style>
    <style:style style:name="gr16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14.893cm"/>
    </style:style>
    <style:style style:name="gr17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14.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20" style:family="graphic" style:parent-style-name="standard">
      <style:graphic-properties draw:stroke="none" draw:fill="gradient" draw:fill-color="#0072b2" draw:fill-gradient-name="Gradient_20_3" draw:gradient-step-count="0" draw:textarea-horizontal-align="justify" draw:textarea-vertical-align="middle" draw:auto-grow-height="false" fo:min-height="0.258cm" fo:min-width="7.628cm"/>
    </style:style>
    <style:style style:name="gr21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6cm" fo:min-width="0.008cm"/>
    </style:style>
    <style:style style:name="gr22" style:family="graphic" style:parent-style-name="standard">
      <style:graphic-properties draw:stroke="none" draw:fill="solid" draw:fill-color="#d55e00" draw:gradient-step-count="0" draw:textarea-horizontal-align="justify" draw:textarea-vertical-align="middle" draw:auto-grow-height="false" fo:min-height="0.156cm" fo:min-width="0.00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8cm"/>
      <style:paragraph-properties style:writing-mode="lr-tb"/>
    </style:style>
    <style:style style:name="gr24" style:family="graphic" style:parent-style-name="standard">
      <style:graphic-properties draw:stroke="none" draw:fill="solid" draw:fill-color="#0072b2" draw:gradient-step-count="0" draw:textarea-horizontal-align="justify" draw:textarea-vertical-align="middle" draw:auto-grow-height="false" fo:min-height="0.156cm" fo:min-width="0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054cm" fo:min-width="0cm" fo:padding-top="0.176cm" fo:padding-bottom="0.176cm" fo:padding-left="0.301cm" fo:padding-right="0.301cm"/>
    </style:style>
    <style:style style:name="gr2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054cm" fo:min-width="0cm" fo:padding-top="0.176cm" fo:padding-bottom="0.176cm" fo:padding-left="0.301cm" fo:padding-right="0.301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bold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color="#666666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gradient" draw:fill-gradient-name="Gradient_20_1" draw:gradient-step-count="0"/>
      <style:paragraph-properties fo:text-align="center"/>
    </style:style>
    <style:style style:name="P10" style:family="paragraph">
      <loext:graphic-properties draw:fill="solid" draw:fill-color="#009e73" draw:gradient-step-count="0"/>
      <style:paragraph-properties fo:text-align="center"/>
    </style:style>
    <style:style style:name="P11" style:family="paragraph">
      <loext:graphic-properties draw:fill="solid" draw:fill-color="#d55e00" draw:gradient-step-count="0"/>
      <style:paragraph-properties fo:text-align="center"/>
    </style:style>
    <style:style style:name="P12" style:family="paragraph">
      <loext:graphic-properties draw:fill="gradient" draw:fill-gradient-name="Gradient_20_2" draw:gradient-step-count="64"/>
      <style:paragraph-properties fo:text-align="center"/>
    </style:style>
    <style:style style:name="P13" style:family="paragraph">
      <loext:graphic-properties draw:fill="gradient" draw:fill-color="#0072b2" draw:fill-gradient-name="Gradient_20_3" draw:gradient-step-count="0"/>
      <style:paragraph-properties fo:text-align="center"/>
    </style:style>
    <style:style style:name="P14" style:family="paragraph"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="solid" draw:fill-color="#0072b2" draw:gradient-step-count="0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5pt" fo:font-weight="bold" style:font-size-asian="18pt" style:font-size-complex="18pt"/>
    </style:style>
    <style:style style:name="T3" style:family="text">
      <style:text-properties fo:color="#666666" fo:font-size="18pt" style:font-size-asian="18pt" style:font-size-complex="18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style:style style:name="T6" style:family="text">
      <style:text-properties style:font-name="Liberation Sans1" fo:font-size="14pt" style:font-name-asian="Liberation Sans1" style:font-size-asian="18pt" style:font-name-complex="Liberation Sans1" style:font-size-complex="18pt"/>
    </style:style>
    <style:style style:name="T7" style:family="text">
      <style:text-properties style:font-name="Liberation Sans" fo:font-size="14pt" style:font-name-asian="Liberation Sans1" style:font-size-asian="18pt" style:font-name-complex="Liberation Sans1" style:font-size-complex="18pt"/>
    </style:style>
    <style:style style:name="T8" style:family="text">
      <style:text-properties fo:font-size="14pt" style:font-name-asian="Liberation Sans1" style:font-size-asian="18pt" style:font-name-complex="Liberation Sans1" style:font-size-complex="18pt"/>
    </style:style>
    <style:style style:name="T9" style:family="text">
      <style:text-properties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2cm" svg:height="2.286cm" svg:x="1.523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1.225cm" svg:x2="2.4cm" svg:y2="3.095cm">
          <text:p/>
        </draw:line>
        <draw:frame draw:style-name="gr4" draw:text-style-name="P3" draw:layer="layout" svg:width="1.247cm" svg:height="0.839cm" draw:transform="rotate (1.5707963267949) translate (1.665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2.7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1.225cm" svg:x2="3.799cm" svg:y2="3.095cm">
          <text:p/>
        </draw:line>
        <draw:frame draw:style-name="gr4" draw:text-style-name="P3" draw:layer="layout" svg:width="1.247cm" svg:height="0.839cm" draw:transform="rotate (1.5707963267949) translate (3.065cm 2.7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2.7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1.225cm" svg:x2="5.198cm" svg:y2="3.095cm">
          <text:p/>
        </draw:line>
        <draw:frame draw:style-name="gr4" draw:text-style-name="P3" draw:layer="layout" svg:width="1.247cm" svg:height="0.839cm" draw:transform="rotate (1.5707963267949) translate (4.464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2.7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1.225cm" svg:x2="6.597cm" svg:y2="3.095cm">
          <text:p/>
        </draw:line>
        <draw:frame draw:style-name="gr4" draw:text-style-name="P3" draw:layer="layout" svg:width="1.247cm" svg:height="0.839cm" draw:transform="rotate (1.5707963267949) translate (5.863cm 2.7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2.7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1.225cm" svg:x2="7.997cm" svg:y2="3.095cm">
          <text:p/>
        </draw:line>
        <draw:frame draw:style-name="gr4" draw:text-style-name="P3" draw:layer="layout" svg:width="1.247cm" svg:height="0.839cm" draw:transform="rotate (1.5707963267949) translate (7.262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2.729cm)">
          <draw:text-box>
            <text:p><text:span text:style-name="T1">TY</text:span></text:p>
          </draw:text-box>
        </draw:frame>
        <draw:frame draw:style-name="gr6" draw:text-style-name="P4" draw:layer="layout" svg:width="2.078cm" svg:height="1.427cm" draw:transform="rotate (1.5707963267949) translate (0.605cm 3.068cm)">
          <draw:text-box>
            <text:p><text:span text:style-name="T2">CTCN</text:span></text:p>
          </draw:text-box>
        </draw:frame>
        <draw:frame draw:style-name="gr6" draw:text-style-name="P4" draw:layer="layout" svg:width="2.032cm" svg:height="1.427cm" draw:transform="rotate (1.5707963267949) translate (0.606cm 5.402cm)">
          <draw:text-box>
            <text:p><text:span text:style-name="T2">CTN</text:span></text:p>
          </draw:text-box>
        </draw:frame>
        <draw:frame draw:style-name="gr6" draw:text-style-name="P4" draw:layer="layout" svg:width="2.032cm" svg:height="1.427cm" draw:transform="rotate (1.5707963267949) translate (0.606cm 8.002cm)">
          <draw:text-box>
            <text:p><text:span text:style-name="T2">TCN</text:span></text:p>
          </draw:text-box>
        </draw:frame>
        <draw:frame draw:style-name="gr6" draw:text-style-name="P4" draw:layer="layout" svg:width="2.032cm" svg:height="1.427cm" draw:transform="rotate (1.5707963267949) translate (0.607cm 10.302cm)">
          <draw:text-box>
            <text:p><text:span text:style-name="T2">TN</text:span></text:p>
          </draw:text-box>
        </draw:frame>
        <draw:line draw:style-name="gr7" draw:text-style-name="P5" draw:layer="layout" svg:x1="9.298cm" svg:y1="10.992cm" svg:x2="24.782cm" svg:y2="10.992cm">
          <text:p/>
        </draw:line>
        <draw:line draw:style-name="gr7" draw:text-style-name="P6" draw:layer="layout" svg:x1="12.882cm" svg:y1="10.722cm" svg:x2="12.882cm" svg:y2="11.954cm">
          <text:p/>
        </draw:line>
        <draw:frame draw:style-name="gr8" draw:text-style-name="P7" draw:layer="layout" svg:width="1.27cm" svg:height="0.962cm" svg:x="12.246cm" svg:y="11.954cm">
          <draw:text-box>
            <text:p><text:span text:style-name="T3">T0</text:span></text:p>
          </draw:text-box>
        </draw:frame>
        <draw:frame draw:style-name="gr8" draw:text-style-name="P8" draw:layer="layout" svg:width="1.27cm" svg:height="0.962cm" svg:x="13.146cm" svg:y="11.954cm">
          <draw:text-box>
            <text:p>T1</text:p>
          </draw:text-box>
        </draw:frame>
        <draw:line draw:style-name="gr7" draw:text-style-name="P5" draw:layer="layout" svg:x1="13.822cm" svg:y1="10.722cm" svg:x2="13.822cm" svg:y2="11.954cm">
          <text:p/>
        </draw:line>
        <draw:line draw:style-name="gr7" draw:text-style-name="P5" draw:layer="layout" svg:x1="15.882cm" svg:y1="10.722cm" svg:x2="15.882cm" svg:y2="11.954cm">
          <text:p/>
        </draw:line>
        <draw:line draw:style-name="gr7" draw:text-style-name="P5" draw:layer="layout" svg:x1="18.158cm" svg:y1="10.722cm" svg:x2="18.158cm" svg:y2="11.954cm">
          <text:p/>
        </draw:line>
        <draw:line draw:style-name="gr7" draw:text-style-name="P5" draw:layer="layout" svg:x1="20.058cm" svg:y1="10.722cm" svg:x2="20.058cm" svg:y2="11.954cm">
          <text:p/>
        </draw:line>
        <draw:frame draw:style-name="gr8" draw:text-style-name="P8" draw:layer="layout" svg:width="1.27cm" svg:height="0.962cm" svg:x="19.546cm" svg:y="11.954cm">
          <draw:text-box>
            <text:p>T4</text:p>
          </draw:text-box>
        </draw:frame>
        <draw:frame draw:style-name="gr8" draw:text-style-name="P8" draw:layer="layout" svg:width="1.27cm" svg:height="0.962cm" svg:x="15.246cm" svg:y="11.954cm">
          <draw:text-box>
            <text:p>T2</text:p>
          </draw:text-box>
        </draw:frame>
        <draw:frame draw:style-name="gr8" draw:text-style-name="P8" draw:layer="layout" svg:width="1.27cm" svg:height="0.962cm" svg:x="17.546cm" svg:y="11.954cm">
          <draw:text-box>
            <text:p>T3</text:p>
          </draw:text-box>
        </draw:frame>
        <draw:line draw:style-name="gr7" draw:text-style-name="P5" draw:layer="layout" svg:x1="21.058cm" svg:y1="10.722cm" svg:x2="21.058cm" svg:y2="11.954cm">
          <text:p/>
        </draw:line>
        <draw:frame draw:style-name="gr8" draw:text-style-name="P8" draw:layer="layout" svg:width="1.27cm" svg:height="0.962cm" svg:x="20.546cm" svg:y="11.954cm">
          <draw:text-box>
            <text:p>T5</text:p>
          </draw:text-box>
        </draw:frame>
        <draw:line draw:style-name="gr7" draw:text-style-name="P5" draw:layer="layout" svg:x1="22.322cm" svg:y1="10.722cm" svg:x2="22.322cm" svg:y2="11.954cm">
          <text:p/>
        </draw:line>
        <draw:line draw:style-name="gr7" draw:text-style-name="P5" draw:layer="layout" svg:x1="23.522cm" svg:y1="10.722cm" svg:x2="23.522cm" svg:y2="11.954cm">
          <text:p/>
        </draw:line>
        <draw:line draw:style-name="gr7" draw:text-style-name="P5" draw:layer="layout" svg:x1="24.782cm" svg:y1="10.722cm" svg:x2="24.782cm" svg:y2="11.954cm">
          <text:p/>
        </draw:line>
        <draw:frame draw:style-name="gr8" draw:text-style-name="P7" draw:layer="layout" svg:width="1.27cm" svg:height="0.962cm" svg:x="21.746cm" svg:y="11.954cm">
          <draw:text-box>
            <text:p><text:span text:style-name="T3">T6</text:span></text:p>
          </draw:text-box>
        </draw:frame>
        <draw:frame draw:style-name="gr8" draw:text-style-name="P7" draw:layer="layout" svg:width="1.27cm" svg:height="0.962cm" svg:x="22.946cm" svg:y="11.954cm">
          <draw:text-box>
            <text:p><text:span text:style-name="T3">T7</text:span></text:p>
          </draw:text-box>
        </draw:frame>
        <draw:frame draw:style-name="gr8" draw:text-style-name="P7" draw:layer="layout" svg:width="1.27cm" svg:height="0.962cm" svg:x="24.146cm" svg:y="11.954cm">
          <draw:text-box>
            <text:p><text:span text:style-name="T3">T8</text:span></text:p>
          </draw:text-box>
        </draw:frame>
        <draw:frame draw:style-name="gr9" draw:text-style-name="P7" draw:layer="layout" svg:width="3.302cm" svg:height="1.016cm" svg:x="9.562cm" svg:y="10.938cm">
          <draw:text-box>
            <text:p><text:span text:style-name="T3">3 weeks</text:span></text:p>
          </draw:text-box>
        </draw:frame>
        <draw:frame draw:style-name="gr9" draw:text-style-name="P8" draw:layer="layout" svg:width="1.27cm" svg:height="1.016cm" svg:x="12.744cm" svg:y="10.938cm">
          <draw:text-box>
            <text:p>5d</text:p>
          </draw:text-box>
        </draw:frame>
        <draw:frame draw:style-name="gr9" draw:text-style-name="P8" draw:layer="layout" svg:width="1.27cm" svg:height="1.016cm" svg:x="19.944cm" svg:y="10.938cm">
          <draw:text-box>
            <text:p>5d</text:p>
          </draw:text-box>
        </draw:frame>
        <draw:frame draw:style-name="gr9" draw:text-style-name="P7" draw:layer="layout" svg:width="1.562cm" svg:height="1.016cm" svg:x="21.044cm" svg:y="10.938cm">
          <draw:text-box>
            <text:p><text:span text:style-name="T3">1w</text:span></text:p>
          </draw:text-box>
        </draw:frame>
        <draw:frame draw:style-name="gr9" draw:text-style-name="P7" draw:layer="layout" svg:width="1.562cm" svg:height="1.016cm" svg:x="22.244cm" svg:y="10.938cm">
          <draw:text-box>
            <text:p><text:span text:style-name="T3">1w</text:span></text:p>
          </draw:text-box>
        </draw:frame>
        <draw:frame draw:style-name="gr9" draw:text-style-name="P7" draw:layer="layout" svg:width="1.562cm" svg:height="1.016cm" svg:x="23.444cm" svg:y="10.938cm">
          <draw:text-box>
            <text:p><text:span text:style-name="T3">1w</text:span></text:p>
          </draw:text-box>
        </draw:frame>
        <draw:frame draw:style-name="gr10" draw:text-style-name="P8" draw:layer="layout" svg:width="1.912cm" svg:height="0.962cm" svg:x="14.144cm" svg:y="10.938cm">
          <draw:text-box>
            <text:p>10d</text:p>
          </draw:text-box>
        </draw:frame>
        <draw:frame draw:style-name="gr10" draw:text-style-name="P8" draw:layer="layout" svg:width="1.912cm" svg:height="0.962cm" svg:x="16.144cm" svg:y="10.938cm">
          <draw:text-box>
            <text:p>10d</text:p>
          </draw:text-box>
        </draw:frame>
        <draw:frame draw:style-name="gr10" draw:text-style-name="P8" draw:layer="layout" svg:width="1.912cm" svg:height="0.962cm" svg:x="18.344cm" svg:y="10.938cm">
          <draw:text-box>
            <text:p>10d</text:p>
          </draw:text-box>
        </draw:frame>
        <draw:custom-shape draw:style-name="gr11" draw:text-style-name="P9" draw:layer="layout" svg:width="0.94cm" svg:height="0.408cm" svg:x="12.882cm" svg:y="10.01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0" draw:layer="layout" svg:width="3.524cm" svg:height="0.4cm" svg:x="9.398cm" svg:y="10.0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1" draw:layer="layout" svg:width="6.284cm" svg:height="0.4cm" svg:x="13.782cm" svg:y="10.0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2" draw:layer="layout" svg:width="0.94cm" svg:height="0.396cm" svg:x="20.056cm" svg:y="10.0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0" draw:layer="layout" svg:width="3.81cm" svg:height="0.4cm" svg:x="20.982cm" svg:y="10.02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9" draw:layer="layout" svg:width="0.94cm" svg:height="0.408cm" svg:x="12.882cm" svg:y="7.51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0" draw:layer="layout" svg:width="3.524cm" svg:height="0.4cm" svg:x="9.398cm" svg:y="7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1" draw:layer="layout" svg:width="6.284cm" svg:height="0.4cm" svg:x="13.782cm" svg:y="7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2" draw:layer="layout" svg:width="0.94cm" svg:height="0.396cm" svg:x="20.056cm" svg:y="7.5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0" draw:layer="layout" svg:width="3.81cm" svg:height="0.4cm" svg:x="20.982cm" svg:y="7.52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6" draw:text-style-name="P10" draw:layer="layout" svg:width="15.393cm" svg:height="0.4cm" svg:x="9.398cm" svg:y="5.12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0" draw:layer="layout" svg:width="15.34cm" svg:height="0.4cm" svg:x="9.398cm" svg:y="2.524cm">
          <text:p/>
          <draw:enhanced-geometry svg:viewBox="0 0 21600 21600" draw:mirror-vertical="true" draw:type="rectangle" draw:enhanced-path="M 0 0 L 21600 0 21600 21600 0 21600 0 0 Z N"/>
        </draw:custom-shape>
        <draw:frame draw:style-name="gr8" draw:text-style-name="P8" draw:layer="layout" svg:width="4.084cm" svg:height="0.962cm" svg:x="5.08cm" svg:y="10.938cm">
          <draw:text-box>
            <text:p>Time period</text:p>
          </draw:text-box>
        </draw:frame>
        <draw:frame draw:style-name="gr18" draw:text-style-name="P8" draw:layer="layout" svg:width="6.67cm" svg:height="1.673cm" svg:x="2.794cm" svg:y="11.838cm">
          <draw:text-box>
            <text:p>Sampling time point</text:p>
          </draw:text-box>
        </draw:frame>
        <draw:frame draw:style-name="gr8" draw:text-style-name="P8" draw:layer="layout" svg:width="6.67cm" svg:height="0.962cm" svg:x="2.794cm" svg:y="12.638cm">
          <draw:text-box>
            <text:p>Experimental phase</text:p>
          </draw:text-box>
        </draw:frame>
        <draw:frame draw:style-name="gr19" draw:text-style-name="P7" draw:layer="layout" svg:width="3.9cm" svg:height="1.102cm" svg:x="9.262cm" svg:y="12.638cm">
          <draw:text-box>
            <text:p><text:span text:style-name="T3">Acclimation</text:span></text:p>
          </draw:text-box>
        </draw:frame>
        <draw:frame draw:style-name="gr19" draw:text-style-name="P8" draw:layer="layout" svg:width="3.9cm" svg:height="1.102cm" svg:x="15.362cm" svg:y="12.638cm">
          <draw:text-box>
            <text:p>Stress</text:p>
          </draw:text-box>
        </draw:frame>
        <draw:frame draw:style-name="gr19" draw:text-style-name="P7" draw:layer="layout" svg:width="3.9cm" svg:height="1.102cm" svg:x="21.362cm" svg:y="12.638cm">
          <draw:text-box>
            <text:p><text:span text:style-name="T3">Recovery</text:span></text:p>
          </draw:text-box>
        </draw:frame>
        <draw:custom-shape draw:style-name="gr20" draw:text-style-name="P13" draw:layer="layout" svg:width="8.128cm" svg:height="0.508cm" svg:x="12.954cm" svg:y="9.0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128cm" svg:height="0.508cm" svg:x="12.954cm" svg:y="4.1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2cm" svg:height="2.286cm" svg:x="1.523cm" svg:y="3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3.725cm" svg:x2="2.4cm" svg:y2="5.595cm">
          <text:p/>
        </draw:line>
        <draw:frame draw:style-name="gr4" draw:text-style-name="P3" draw:layer="layout" svg:width="1.247cm" svg:height="0.839cm" draw:transform="rotate (1.5707963267949) translate (1.665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5.2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3.725cm" svg:x2="3.799cm" svg:y2="5.595cm">
          <text:p/>
        </draw:line>
        <draw:frame draw:style-name="gr4" draw:text-style-name="P3" draw:layer="layout" svg:width="1.247cm" svg:height="0.839cm" draw:transform="rotate (1.5707963267949) translate (3.065cm 5.2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5.2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3.725cm" svg:x2="5.198cm" svg:y2="5.595cm">
          <text:p/>
        </draw:line>
        <draw:frame draw:style-name="gr4" draw:text-style-name="P3" draw:layer="layout" svg:width="1.247cm" svg:height="0.839cm" draw:transform="rotate (1.5707963267949) translate (4.464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5.2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3.725cm" svg:x2="6.597cm" svg:y2="5.595cm">
          <text:p/>
        </draw:line>
        <draw:frame draw:style-name="gr4" draw:text-style-name="P3" draw:layer="layout" svg:width="1.247cm" svg:height="0.839cm" draw:transform="rotate (1.5707963267949) translate (5.863cm 5.2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5.2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3.725cm" svg:x2="7.997cm" svg:y2="5.595cm">
          <text:p/>
        </draw:line>
        <draw:frame draw:style-name="gr4" draw:text-style-name="P3" draw:layer="layout" svg:width="1.247cm" svg:height="0.839cm" draw:transform="rotate (1.5707963267949) translate (7.262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5.229cm)">
          <draw:text-box>
            <text:p><text:span text:style-name="T1">TY</text:span></text:p>
          </draw:text-box>
        </draw:frame>
        <draw:custom-shape draw:style-name="gr1" draw:text-style-name="P1" draw:layer="layout" svg:width="7.362cm" svg:height="2.286cm" svg:x="1.523cm" svg:y="6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6.325cm" svg:x2="2.4cm" svg:y2="8.195cm">
          <text:p/>
        </draw:line>
        <draw:frame draw:style-name="gr4" draw:text-style-name="P3" draw:layer="layout" svg:width="1.247cm" svg:height="0.839cm" draw:transform="rotate (1.5707963267949) translate (1.665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7.8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6.325cm" svg:x2="3.799cm" svg:y2="8.195cm">
          <text:p/>
        </draw:line>
        <draw:frame draw:style-name="gr4" draw:text-style-name="P3" draw:layer="layout" svg:width="1.247cm" svg:height="0.839cm" draw:transform="rotate (1.5707963267949) translate (3.065cm 7.8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7.8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6.325cm" svg:x2="5.198cm" svg:y2="8.195cm">
          <text:p/>
        </draw:line>
        <draw:frame draw:style-name="gr4" draw:text-style-name="P3" draw:layer="layout" svg:width="1.247cm" svg:height="0.839cm" draw:transform="rotate (1.5707963267949) translate (4.464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7.8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6.325cm" svg:x2="6.597cm" svg:y2="8.195cm">
          <text:p/>
        </draw:line>
        <draw:frame draw:style-name="gr4" draw:text-style-name="P3" draw:layer="layout" svg:width="1.247cm" svg:height="0.839cm" draw:transform="rotate (1.5707963267949) translate (5.863cm 7.8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7.8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6.325cm" svg:x2="7.997cm" svg:y2="8.195cm">
          <text:p/>
        </draw:line>
        <draw:frame draw:style-name="gr4" draw:text-style-name="P3" draw:layer="layout" svg:width="1.247cm" svg:height="0.839cm" draw:transform="rotate (1.5707963267949) translate (7.262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7.829cm)">
          <draw:text-box>
            <text:p><text:span text:style-name="T1">TY</text:span></text:p>
          </draw:text-box>
        </draw:frame>
        <draw:custom-shape draw:style-name="gr1" draw:text-style-name="P1" draw:layer="layout" svg:width="7.362cm" svg:height="2.286cm" svg:x="1.523cm" svg:y="8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8.925cm" svg:x2="2.4cm" svg:y2="10.795cm">
          <text:p/>
        </draw:line>
        <draw:frame draw:style-name="gr4" draw:text-style-name="P3" draw:layer="layout" svg:width="1.247cm" svg:height="0.839cm" draw:transform="rotate (1.5707963267949) translate (1.665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10.4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8.925cm" svg:x2="3.799cm" svg:y2="10.795cm">
          <text:p/>
        </draw:line>
        <draw:frame draw:style-name="gr4" draw:text-style-name="P3" draw:layer="layout" svg:width="1.247cm" svg:height="0.839cm" draw:transform="rotate (1.5707963267949) translate (3.065cm 10.4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10.4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8.925cm" svg:x2="5.198cm" svg:y2="10.795cm">
          <text:p/>
        </draw:line>
        <draw:frame draw:style-name="gr4" draw:text-style-name="P3" draw:layer="layout" svg:width="1.247cm" svg:height="0.839cm" draw:transform="rotate (1.5707963267949) translate (4.464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10.4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8.925cm" svg:x2="6.597cm" svg:y2="10.795cm">
          <text:p/>
        </draw:line>
        <draw:frame draw:style-name="gr4" draw:text-style-name="P3" draw:layer="layout" svg:width="1.247cm" svg:height="0.839cm" draw:transform="rotate (1.5707963267949) translate (5.863cm 10.4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10.4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8.925cm" svg:x2="7.997cm" svg:y2="10.795cm">
          <text:p/>
        </draw:line>
        <draw:frame draw:style-name="gr4" draw:text-style-name="P3" draw:layer="layout" svg:width="1.247cm" svg:height="0.839cm" draw:transform="rotate (1.5707963267949) translate (7.262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10.429cm)">
          <draw:text-box>
            <text:p><text:span text:style-name="T1">TY</text:span></text:p>
          </draw:text-box>
        </draw:frame>
        <draw:custom-shape draw:style-name="gr21" draw:text-style-name="P10" draw:layer="layout" svg:width="0.508cm" svg:height="0.406cm" svg:x="5.824cm" svg:y="14.024cm">
          <text:p/>
          <draw:enhanced-geometry svg:viewBox="0 0 21600 21600" draw:mirror-vertical="true" draw:type="rectangle" draw:enhanced-path="M 0 0 L 21600 0 21600 21600 0 21600 0 0 Z N"/>
        </draw:custom-shape>
        <draw:frame draw:style-name="gr8" draw:text-style-name="P15" draw:layer="layout" svg:width="1.59cm" svg:height="0.962cm" svg:x="6.266cm" svg:y="13.846cm">
          <draw:text-box>
            <text:p text:style-name="P14">27<text:span text:style-name="T4">º</text:span><text:span text:style-name="T5">C</text:span></text:p>
          </draw:text-box>
        </draw:frame>
        <draw:custom-shape draw:style-name="gr22" draw:text-style-name="P11" draw:layer="layout" svg:width="0.508cm" svg:height="0.406cm" svg:x="7.824cm" svg:y="14.024cm">
          <text:p/>
          <draw:enhanced-geometry svg:viewBox="0 0 21600 21600" draw:mirror-vertical="true" draw:type="rectangle" draw:enhanced-path="M 0 0 L 21600 0 21600 21600 0 21600 0 0 Z N"/>
        </draw:custom-shape>
        <draw:frame draw:style-name="gr23" draw:text-style-name="P15" draw:layer="layout" svg:width="1.7cm" svg:height="0.802cm" svg:x="8.366cm" svg:y="13.838cm">
          <draw:text-box>
            <text:p text:style-name="P14"><text:span text:style-name="T6">3</text:span><text:span text:style-name="T6">1</text:span><text:span text:style-name="T6">º</text:span><text:span text:style-name="T7">C</text:span></text:p>
          </draw:text-box>
        </draw:frame>
        <draw:custom-shape draw:style-name="gr24" draw:text-style-name="P16" draw:layer="layout" svg:width="0.508cm" svg:height="0.406cm" svg:x="9.934cm" svg:y="14.024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4.088cm" svg:height="0.978cm" svg:x="10.443cm" svg:y="13.831cm">
          <draw:text-box>
            <text:p text:style-name="P14"><text:span text:style-name="T8">N</text:span><text:span text:style-name="T8">u</text:span><text:span text:style-name="T8">t</text:span><text:span text:style-name="T8">r</text:span><text:span text:style-name="T8">i</text:span><text:span text:style-name="T8">e</text:span><text:span text:style-name="T8">n</text:span><text:span text:style-name="T8">t</text:span><text:span text:style-name="T8"> </text:span><text:span text:style-name="T8">l</text:span><text:span text:style-name="T8">o</text:span><text:span text:style-name="T8">a</text:span><text:span text:style-name="T8">d</text:span><text:span text:style-name="T8">i</text:span><text:span text:style-name="T8">n</text:span><text:span text:style-name="T8">g</text:span></text:p>
          </draw:text-box>
        </draw:frame>
        <draw:custom-shape draw:style-name="gr26" draw:text-style-name="P1" draw:layer="layout" svg:width="0.508cm" svg:height="0.406cm" svg:x="14.374cm" svg:y="1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5" draw:layer="layout" svg:width="6.074cm" svg:height="0.978cm" svg:x="14.805cm" svg:y="13.869cm">
          <draw:text-box>
            <text:p text:style-name="P14"><text:span text:style-name="T8">T</text:span><text:span text:style-name="T8">e</text:span><text:span text:style-name="T8">m</text:span><text:span text:style-name="T8">p</text:span><text:span text:style-name="T8">e</text:span><text:span text:style-name="T8">r</text:span><text:span text:style-name="T8">a</text:span><text:span text:style-name="T8">t</text:span><text:span text:style-name="T8">u</text:span><text:span text:style-name="T8">r</text:span><text:span text:style-name="T8">e</text:span><text:span text:style-name="T8"> </text:span><text:span text:style-name="T8">b</text:span><text:span text:style-name="T8">a</text:span><text:span text:style-name="T8">t</text:span><text:span text:style-name="T8">h</text:span></text:p>
          </draw:text-box>
        </draw:frame>
        <draw:custom-shape draw:style-name="gr27" draw:text-style-name="P1" draw:layer="layout" svg:width="0.508cm" svg:height="0.406cm" svg:x="19.152cm" svg:y="14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5" draw:layer="layout" svg:width="3.01cm" svg:height="0.978cm" svg:x="19.543cm" svg:y="13.869cm">
          <draw:text-box>
            <text:p text:style-name="P14"><text:span text:style-name="T9">A</text:span><text:span text:style-name="T9">q</text:span><text:span text:style-name="T9">u</text:span><text:span text:style-name="T9">a</text:span><text:span text:style-name="T9">r</text:span><text:span text:style-name="T9">i</text:span><text:span text:style-name="T9">u</text:span><text:span text:style-name="T9">m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9e73" draw:end-color="#d55e00" draw:start-intensity="100%" draw:end-intensity="100%" draw:angle="900" draw:border="0%"/>
    <draw:gradient draw:name="Gradient_20_2" draw:display-name="Gradient 2" draw:style="linear" draw:start-color="#d55e00" draw:end-color="#009e73" draw:start-intensity="100%" draw:end-intensity="100%" draw:angle="900" draw:border="0%"/>
    <draw:gradient draw:name="Gradient_20_3" draw:display-name="Gradient 3" draw:style="linear" draw:start-color="#0072b2" draw:end-color="#ffffff" draw:start-intensity="100%" draw:end-intensity="100%" draw:angle="900" draw:border="72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0:04:48.536295886</meta:creation-date>
    <dc:date>2021-07-29T20:06:30.828578150</dc:date>
    <meta:editing-duration>PT11M34S</meta:editing-duration>
    <meta:editing-cycles>5</meta:editing-cycles>
    <meta:generator>LibreOffice/6.4.7.2$Linux_X86_64 LibreOffice_project/40$Build-2</meta:generator>
    <meta:document-statistic meta:object-count="169"/>
  </office:meta>
</office:document-meta>
</file>